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0d92d" officeooo:paragraph-rsid="0000d92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dentifiant : Admin_wordpress</text:p>
      <text:p text:style-name="P1">mot de passe : Th24@vril2004tH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1T23:36:25.823067690</meta:creation-date>
    <dc:date>2023-12-01T23:37:31.314993347</dc:date>
    <meta:editing-duration>PT1M7S</meta:editing-duration>
    <meta:editing-cycles>1</meta:editing-cycles>
    <meta:document-statistic meta:table-count="0" meta:image-count="0" meta:object-count="0" meta:page-count="1" meta:paragraph-count="2" meta:word-count="8" meta:character-count="59" meta:non-whitespace-character-count="53"/>
    <meta:generator>LibreOffice/7.0.4.2$Linux_X86_64 LibreOffice_project/00$Build-2</meta:generator>
  </office:meta>
</office:document-meta>
</file>